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0792in"/>
    </style:style>
    <style:style style:name="Table1.B" style:family="table-column">
      <style:table-column-properties style:column-width="1.3486in"/>
    </style:style>
    <style:style style:name="Table1.C" style:family="table-column">
      <style:table-column-properties style:column-width="4.265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style:writing-mode="lr-tb"/>
      <style:text-properties style:font-name="Liberation Serif" fo:font-size="12pt" fo:language="ca" fo:country="ES" style:font-size-asian="12pt" style:font-size-complex="12pt"/>
    </style:style>
    <style:style style:name="P2" style:family="paragraph" style:parent-style-name="Standard">
      <style:paragraph-properties fo:text-align="end" style:justify-single-word="false" style:writing-mode="lr-tb"/>
      <style:text-properties style:font-name="Liberation Serif" fo:font-size="12pt" fo:language="ca" fo:country="ES" officeooo:rsid="000467db" officeooo:paragraph-rsid="000467db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Liberation Serif" fo:font-size="12pt" fo:language="ca" fo:country="ES" officeooo:paragraph-rsid="000467db" style:font-size-asian="12pt" style:font-size-complex="12pt"/>
    </style:style>
    <style:style style:name="P4" style:family="paragraph" style:parent-style-name="Standard">
      <style:paragraph-properties style:writing-mode="lr-tb"/>
      <style:text-properties style:font-name="Liberation Serif" fo:font-size="12pt" fo:language="ca" fo:country="ES" officeooo:rsid="000a612b" officeooo:paragraph-rsid="000a612b" style:font-size-asian="12pt" style:font-size-complex="12pt"/>
    </style:style>
    <style:style style:name="P5" style:family="paragraph" style:parent-style-name="Standard">
      <style:paragraph-properties style:writing-mode="lr-tb"/>
      <style:text-properties style:font-name="Liberation Serif" fo:font-size="12pt" fo:language="ca" fo:country="ES" officeooo:rsid="000a6282" officeooo:paragraph-rsid="000fb718" style:font-size-asian="12pt" style:font-size-complex="12pt"/>
    </style:style>
    <style:style style:name="P6" style:family="paragraph" style:parent-style-name="Standard">
      <style:paragraph-properties style:writing-mode="lr-tb"/>
      <style:text-properties style:font-name="Liberation Serif" fo:font-size="12pt" fo:language="ca" fo:country="ES" officeooo:rsid="000e18fb" officeooo:paragraph-rsid="000e18fb" style:font-size-asian="12pt" style:font-size-complex="12pt"/>
    </style:style>
    <style:style style:name="P7" style:family="paragraph" style:parent-style-name="Standard">
      <style:paragraph-properties style:writing-mode="lr-tb"/>
      <style:text-properties style:font-name="Liberation Serif" fo:font-size="12pt" fo:language="ca" fo:country="ES" officeooo:rsid="000ace93" officeooo:paragraph-rsid="000ace93" style:font-size-asian="12pt" style:font-size-complex="12pt"/>
    </style:style>
    <style:style style:name="P8" style:family="paragraph" style:parent-style-name="Standard">
      <style:paragraph-properties style:writing-mode="lr-tb"/>
      <style:text-properties style:font-name="Liberation Serif" fo:font-size="12pt" fo:language="ca" fo:country="ES" officeooo:rsid="000ace93" officeooo:paragraph-rsid="00165d2b" style:font-size-asian="12pt" style:font-size-complex="12pt"/>
    </style:style>
    <style:style style:name="P9" style:family="paragraph" style:parent-style-name="Standard">
      <style:paragraph-properties style:writing-mode="lr-tb"/>
      <style:text-properties style:font-name="Liberation Serif" fo:font-size="12pt" fo:language="ca" fo:country="ES" officeooo:rsid="0018686d" officeooo:paragraph-rsid="0018686d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Liberation Serif" fo:font-size="12pt" fo:language="ca" fo:country="ES" fo:font-style="normal" fo:font-weight="bold" officeooo:rsid="000467db" officeooo:paragraph-rsid="000467db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style:writing-mode="lr-tb"/>
      <style:text-properties style:font-name="Liberation Serif" fo:font-size="12pt" fo:language="ca" fo:country="ES" fo:font-weight="bold" officeooo:paragraph-rsid="00055142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writing-mode="lr-tb"/>
      <style:text-properties style:font-name="Liberation Serif" fo:font-size="12pt" fo:language="ca" fo:country="ES" fo:font-weight="bold" officeooo:rsid="000a612b" officeooo:paragraph-rsid="000a612b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writing-mode="lr-tb"/>
      <style:text-properties style:font-name="Liberation Serif" fo:font-size="12pt" fo:language="ca" fo:country="ES" fo:font-weight="bold" officeooo:rsid="000ace93" officeooo:paragraph-rsid="000ace93" style:font-size-asian="12pt" style:font-size-complex="12pt"/>
    </style:style>
    <style:style style:name="P14" style:family="paragraph" style:parent-style-name="Heading_20_3">
      <style:paragraph-properties style:writing-mode="lr-tb"/>
      <style:text-properties style:font-name="Liberation Serif" fo:font-size="12pt" fo:language="ca" fo:country="ES" officeooo:rsid="000e18fb" officeooo:paragraph-rsid="000e18fb" style:font-size-asian="12pt" style:font-size-complex="12pt"/>
    </style:style>
    <style:style style:name="P15" style:family="paragraph" style:parent-style-name="Text_20_body">
      <style:text-properties style:font-name="Liberation Serif" fo:font-size="12pt" style:font-size-asian="12pt" style:font-size-complex="12pt"/>
    </style:style>
    <style:style style:name="P16" style:family="paragraph" style:parent-style-name="Text_20_body">
      <style:text-properties style:font-name="Liberation Serif" fo:font-size="12pt" officeooo:paragraph-rsid="00101288" style:font-size-asian="12pt" style:font-size-complex="12pt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Preformatted_20_Text">
      <style:text-properties style:font-name="Liberation Serif" fo:font-size="12pt" style:font-size-asian="12pt" style:font-size-complex="12pt"/>
    </style:style>
    <style:style style:name="P19" style:family="paragraph" style:parent-style-name="Preformatted_20_Text">
      <style:paragraph-properties fo:margin-top="0in" fo:margin-bottom="0.1965in" style:contextual-spacing="false"/>
      <style:text-properties style:font-name="Liberation Serif" fo:font-size="12pt" style:font-size-asian="12pt" style:font-size-complex="12pt"/>
    </style:style>
    <style:style style:name="P20" style:family="paragraph" style:parent-style-name="Table_20_Contents">
      <style:text-properties fo:font-size="12pt" fo:font-weight="bold" style:font-size-asian="12pt" style:font-size-complex="12pt"/>
    </style:style>
    <style:style style:name="P21" style:family="paragraph" style:parent-style-name="Table_20_Contents">
      <style:text-properties fo:font-size="12pt" style:font-size-asian="12pt" style:font-size-complex="12pt"/>
    </style:style>
    <style:style style:name="P22" style:family="paragraph" style:parent-style-name="Table_20_Contents">
      <style:text-properties fo:font-size="12pt" officeooo:paragraph-rsid="000fb718" style:font-size-asian="12pt" style:font-size-complex="12pt"/>
    </style:style>
    <style:style style:name="P23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writing-mode="lr-tb"/>
      <style:text-properties style:font-name="Liberation Serif" fo:font-size="12pt" fo:language="ca" fo:country="ES" officeooo:rsid="000e18fb" officeooo:paragraph-rsid="000e18fb" style:font-size-asian="12pt" style:font-size-complex="12pt"/>
    </style:style>
    <style:style style:name="P25" style:family="paragraph" style:parent-style-name="Standard">
      <style:paragraph-properties style:writing-mode="lr-tb"/>
      <style:text-properties style:font-name="Liberation Serif" fo:font-size="12pt" fo:language="ca" fo:country="ES" officeooo:rsid="000467db" officeooo:paragraph-rsid="001a50bc" style:font-size-asian="12pt" style:font-size-complex="12pt"/>
    </style:style>
    <style:style style:name="P26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27" style:family="paragraph" style:parent-style-name="Text_20_body" style:list-style-name="L1">
      <style:paragraph-properties fo:margin-top="0in" fo:margin-bottom="0in" style:contextual-spacing="false"/>
      <style:text-properties style:font-name="Liberation Serif" fo:font-size="12pt" style:font-size-asian="12pt" style:font-size-complex="12pt"/>
    </style:style>
    <style:style style:name="P28" style:family="paragraph" style:parent-style-name="Preformatted_20_Text" style:list-style-name="L1">
      <style:paragraph-properties fo:margin-top="0in" fo:margin-bottom="0.1965in" style:contextual-spacing="false"/>
      <style:text-properties style:font-name="Liberation Serif" fo:font-size="12pt" style:font-size-asian="12pt" style:font-size-complex="12pt"/>
    </style:style>
    <style:style style:name="P29" style:family="paragraph" style:parent-style-name="Table_20_Contents">
      <style:text-properties fo:font-size="12pt" officeooo:rsid="0019fd83" style:font-size-asian="12pt" style:font-size-complex="12pt"/>
    </style:style>
    <style:style style:name="T1" style:family="text">
      <style:text-properties officeooo:rsid="00055142"/>
    </style:style>
    <style:style style:name="T2" style:family="text">
      <style:text-properties fo:font-weight="bold"/>
    </style:style>
    <style:style style:name="T3" style:family="text">
      <style:text-properties fo:font-weight="bold" officeooo:rsid="00165d2b"/>
    </style:style>
    <style:style style:name="T4" style:family="text">
      <style:text-properties officeooo:rsid="000a612b"/>
    </style:style>
    <style:style style:name="T5" style:family="text">
      <style:text-properties officeooo:rsid="000e18f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18fb" style:font-weight-asian="normal" style:font-weight-complex="normal"/>
    </style:style>
    <style:style style:name="T8" style:family="text">
      <style:text-properties officeooo:rsid="000fb718"/>
    </style:style>
    <style:style style:name="T9" style:family="text">
      <style:text-properties officeooo:rsid="00101288"/>
    </style:style>
    <style:style style:name="T10" style:family="text">
      <style:text-properties officeooo:rsid="0019fd83"/>
    </style:style>
    <style:style style:name="T11" style:family="text">
      <style:text-properties officeooo:rsid="001a23b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ÒDUL 03 – BLOC 2</text:p>
      <text:p text:style-name="P10">UF5. POO. LLIBRERIES DE CLASSES FONAMENTALS</text:p>
      <text:p text:style-name="P1"/>
      <text:p text:style-name="P25">EXERCICIS <text:span text:style-name="T4">PILES (fes servir la interface Deque en comptes de la classe Stack):</text:span></text:p>
      <text:p text:style-name="P3"/>
      <text:p text:style-name="P11"><text:bookmark text:name="result_box"/><text:span text:style-name="T1">Exercici </text:span>1.</text:p>
      <text:p text:style-name="P4">Fes una funció que es digui invertirPila que donada una pila ens retorni una pila en ordre invers.</text:p>
      <text:p text:style-name="P6">Fes l'exercici per piles concretes per exemple Intgers, i després prova-ho de fer genèricament.</text:p>
      <text:p text:style-name="P6"/>
      <text:p text:style-name="P4"/>
      <text:p text:style-name="P4"/>
      <text:p text:style-name="P12">Exercici 2.</text:p>
      <text:p text:style-name="P5">D<text:span text:style-name="T5">onada</text:span> una mina de diamants, representada m<text:span text:style-name="T5">itjançant</text:span> una cadena de caracters '&lt;' <text:span text:style-name="T5">,</text:span> '&gt;', <text:span text:style-name="T8">'(' <text:s/>i ')'</text:span> de <text:span text:style-name="T5">qualsevol </text:span>longitud <text:span text:style-name="T5">i</text:span> ord<text:span text:style-name="T5">r</text:span>e, <text:span text:style-name="T5">s'ha de retornar </text:span>el número de diamants <text:span text:style-name="T8">blancs i diamants negres </text:span>que existe<text:span text:style-name="T5">ixe</text:span>n <text:span text:style-name="T5">a </text:span>la mina. Un diamant <text:span text:style-name="T8">blanc</text:span> est<text:span text:style-name="T5">à</text:span> forma<text:span text:style-name="T8">t</text:span> pel símbol '&lt;' segui<text:span text:style-name="T5">t</text:span> de '&gt;', <text:span text:style-name="T5">és a dir;</text:span> "&lt;&gt;" <text:span text:style-name="T8">i un diamant negre està format </text:span><text:s/>pel símbol '<text:span text:style-name="T8">(</text:span>' segui<text:span text:style-name="T5">t</text:span> de '<text:span text:style-name="T8">)</text:span>', <text:span text:style-name="T5">és a dir;</text:span> "<text:span text:style-name="T8">()</text:span>" . <text:span text:style-name="T7">S'h</text:span><text:span text:style-name="T6">a </text:span><text:span text:style-name="T7">d</text:span><text:span text:style-name="T6">e ten</text:span><text:span text:style-name="T7">i</text:span><text:span text:style-name="T6">r en c</text:span><text:span text:style-name="T7">om</text:span><text:span text:style-name="T6">t</text:span><text:span text:style-name="T7">e</text:span><text:span text:style-name="T6"> que cada ve</text:span><text:span text:style-name="T7">gada</text:span><text:span text:style-name="T6"> que s</text:span><text:span text:style-name="T7">'</text:span><text:span text:style-name="T6">extre</text:span><text:span text:style-name="T7">u</text:span><text:span text:style-name="T6"> un diamant </text:span><text:span text:style-name="T7">se'n</text:span><text:span text:style-name="T6"> pod</text:span><text:span text:style-name="T7">en</text:span><text:span text:style-name="T6"> formar </text:span><text:span text:style-name="T7">altres</text:span><text:span text:style-name="T6">.</text:span></text:p>
      <text:h text:style-name="P23" text:outline-level="3"><text:span text:style-name="T5">Exemples</text:span>: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Mina (Entrada)</text:p>
          </table:table-cell>
          <table:table-cell table:style-name="Table1.A1" office:value-type="string">
            <text:p text:style-name="P20">#Diamants (S<text:span text:style-name="T5">ortida</text:span>)</text:p>
          </table:table-cell>
          <table:table-cell table:style-name="Table1.A1" office:value-type="string">
            <text:p text:style-name="P20">Explicació</text:p>
          </table:table-cell>
        </table:table-row>
        <table:table-row>
          <table:table-cell table:style-name="Table1.A1" office:value-type="string">
            <text:p text:style-name="P21">""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Mina <text:span text:style-name="T5">buida</text:span> p<text:span text:style-name="T10">e</text:span>r tant 0 diamants</text:p>
          </table:table-cell>
        </table:table-row>
        <table:table-row>
          <table:table-cell table:style-name="Table1.A1" office:value-type="string">
            <text:p text:style-name="P21">"&lt;&gt;"</text:p>
          </table:table-cell>
          <table:table-cell table:style-name="Table1.A1" office:value-type="string">
            <text:p text:style-name="P21">1<text:span text:style-name="T8">b</text:span></text:p>
          </table:table-cell>
          <table:table-cell table:style-name="Table1.A1" office:value-type="string">
            <text:p text:style-name="P22">Mina <text:span text:style-name="T5">amb</text:span> un únic diamant <text:span text:style-name="T8">blanc</text:span></text:p>
          </table:table-cell>
        </table:table-row>
        <table:table-row>
          <table:table-cell table:style-name="Table1.A1" office:value-type="string">
            <text:p text:style-name="P21">"<text:span text:style-name="T8">()</text:span>"</text:p>
          </table:table-cell>
          <table:table-cell table:style-name="Table1.A1" office:value-type="string">
            <text:p text:style-name="P21">1<text:span text:style-name="T8">n</text:span></text:p>
          </table:table-cell>
          <table:table-cell table:style-name="Table1.A1" office:value-type="string">
            <text:p text:style-name="P21">Mina <text:span text:style-name="T5">amb</text:span> un únic diamant <text:span text:style-name="T8">negre</text:span></text:p>
          </table:table-cell>
        </table:table-row>
        <table:table-row>
          <table:table-cell table:style-name="Table1.A1" office:value-type="string">
            <text:p text:style-name="P21">"&lt;&lt;&gt;&gt;"</text:p>
          </table:table-cell>
          <table:table-cell table:style-name="Table1.A1" office:value-type="string">
            <text:p text:style-name="P21">2<text:span text:style-name="T8">b</text:span></text:p>
          </table:table-cell>
          <table:table-cell table:style-name="Table1.A1" office:value-type="string">
            <text:p text:style-name="P21">Mina <text:span text:style-name="T5">amb</text:span> un diamant <text:span text:style-name="T8">blanc</text:span> <text:span text:style-name="T5">sencer i</text:span> <text:span text:style-name="T5">un altre que es</text:span> forma <text:span text:style-name="T5">quan s'extreu </text:span>el primer.</text:p>
          </table:table-cell>
        </table:table-row>
        <table:table-row>
          <table:table-cell table:style-name="Table1.A1" office:value-type="string">
            <text:p text:style-name="P21">"&lt;&gt;&lt;&lt;&gt;&gt;&lt;<text:span text:style-name="T8">(</text:span>&lt;<text:span text:style-name="T8">)</text:span>"</text:p>
          </table:table-cell>
          <table:table-cell table:style-name="Table1.A1" office:value-type="string">
            <text:p text:style-name="P21">3<text:span text:style-name="T8">b </text:span></text:p>
          </table:table-cell>
          <table:table-cell table:style-name="Table1.A1" office:value-type="string">
            <text:p text:style-name="P21">Mina <text:span text:style-name="T5">amb</text:span> dos diamants <text:span text:style-name="T8">blancs i</text:span> un tercer que e<text:span text:style-name="T5">s</text:span> forma <text:span text:style-name="T5">amb</text:span> l<text:span text:style-name="T5">'</text:span>extracció del seg<text:span text:style-name="T5">on.</text:span></text:p>
          </table:table-cell>
        </table:table-row>
        <table:table-row>
          <table:table-cell table:style-name="Table1.A1" office:value-type="string">
            <text:p text:style-name="P21">"&lt;&gt;<text:span text:style-name="T8">(</text:span>&lt;&gt;<text:span text:style-name="T8">)</text:span>&lt;<text:span text:style-name="T8">(</text:span>&lt;<text:span text:style-name="T8">)</text:span>"</text:p>
          </table:table-cell>
          <table:table-cell table:style-name="Table1.A1" office:value-type="string">
            <text:p text:style-name="P29">2b 1n</text:p>
          </table:table-cell>
          <table:table-cell table:style-name="Table1.A1" office:value-type="string">
            <text:p text:style-name="P21">Mina <text:span text:style-name="T5">amb</text:span> dos diamants <text:span text:style-name="T8">blancs i</text:span> un <text:span text:style-name="T8">negre</text:span> que e<text:span text:style-name="T5">s</text:span> forma <text:span text:style-name="T5">amb</text:span> l<text:span text:style-name="T5">'</text:span>extracció del seg<text:span text:style-name="T5">on blanc.</text:span></text:p>
          </table:table-cell>
        </table:table-row>
      </table:table>
      <text:p text:style-name="P17"><text:line-break/></text:p>
      <text:h text:style-name="P14" text:outline-level="3">Exercici 3</text:h>
      <text:p text:style-name="P16"><text:span text:style-name="T9">Cal </text:span>resoldre un comprovador d'expressions matemàtiques. Un exemple d'expressió algebraica correcta seria: </text:p>
      <text:p text:style-name="P16">25+3*(1+2+(30*4))/2</text:p>
      <text:p text:style-name="P15">Exemples erronis: </text:p>
      <text:p text:style-name="P18">25+3*(1+2+(30*4))/<text:span text:style-name="T2">(</text:span>2</text:p>
      <text:p text:style-name="P18">25+3*(1+2+(30*4))/<text:span text:style-name="T2">)</text:span>2<text:span text:style-name="T2">(</text:span></text:p>
      <text:p text:style-name="P19">25+3*(1+2)+(30*4)<text:span text:style-name="T2">)</text:span>/2</text:p>
      <text:p text:style-name="P15">Com que realitzar el càlcul d'una expressió algebraica és complicat, limitarem l'exercici a comprovar que els parèntesis siguin correctes. </text:p>
      <text:p text:style-name="P15">L'algorisme ha de fer: </text:p>
      <text:list xml:id="list8925082686292035796" text:style-name="L1">
        <text:list-item>
          <text:p text:style-name="P26"><text:soft-page-break/>Extreure els parèntesis de l'expressió i ficar-los en la <text:span text:style-name="T2">Cua</text:span>. En l'exemple (bo) de més amunt ens quedarien els següents elements a la cua: </text:p>
          <text:p text:style-name="P28">['(','(',')',')']</text:p>
        </text:list-item>
        <text:list-item>
          <text:p text:style-name="P27">Extreure element per element de la <text:span text:style-name="T2">Cua</text:span> i avaluar-lo utilitant la <text:span text:style-name="T2">Pila</text:span>: </text:p>
          <text:list>
            <text:list-item>
              <text:p text:style-name="P27">Si és "(" el fiquem a la pila. </text:p>
            </text:list-item>
            <text:list-item>
              <text:p text:style-name="P27">Si és ")" extraiem un element de la pila. Si és un "(" tot ok. Si hem esgotat la pila, és que hi ha un error. </text:p>
            </text:list-item>
          </text:list>
        </text:list-item>
        <text:list-item>
          <text:p text:style-name="P26">Al final de l'algorisme la pila ha d'estar buida, altrament és que hi ha algun error. </text:p>
          <text:p text:style-name="P26"/>
        </text:list-item>
      </text:list>
      <text:p text:style-name="P13"/>
      <text:p text:style-name="P8"><text:span text:style-name="T2">Exerci</text:span><text:span text:style-name="T3">ci</text:span><text:span text:style-name="T2"> </text:span><text:span text:style-name="T3">4.</text:span> </text:p>
      <text:p text:style-name="P9">Donada una cua, fes una funció per obtenir els elements a la inversa. Implementa una versió utilitzant un iterador, i una versió sense utilitzar iterador. Ambdós casos funcionaran per qualsevol implementació de cua?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8:13:21.993721621</meta:creation-date>
    <dc:date>2015-10-05T16:14:23.249488699</dc:date>
    <meta:editing-duration>PT3H24M6S</meta:editing-duration>
    <meta:editing-cycles>16</meta:editing-cycles>
    <meta:generator>LibreOffice/4.2.8.2$Linux_X86_64 LibreOffice_project/420$Build-2</meta:generator>
    <dc:creator>gmartinez </dc:creator>
    <meta:document-statistic meta:table-count="1" meta:image-count="0" meta:object-count="0" meta:page-count="2" meta:paragraph-count="48" meta:word-count="399" meta:character-count="2324" meta:non-whitespace-character-count="1961"/>
  </office:meta>
</office:document-meta>
</file>